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line-height="100%"/>
      <style:text-properties style:font-name="Liberation Serif" fo:font-size="10.5pt" style:font-size-asian="10.5pt" style:font-size-complex="10.5pt"/>
    </style:style>
    <style:style style:name="P2" style:family="paragraph" style:parent-style-name="List_20_Paragraph" style:list-style-name="WWNum1">
      <style:paragraph-properties fo:line-height="100%"/>
      <style:text-properties style:font-name="Liberation Serif" fo:font-size="10.5pt" style:font-size-asian="10.5pt" style:font-size-complex="10.5pt"/>
    </style:style>
    <style:style style:name="P3" style:family="paragraph" style:parent-style-name="List_20_Paragraph"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T1" style:family="text">
      <style:text-properties fo:letter-spacing="0.0075in" style:text-scale="105%"/>
    </style:style>
    <style:style style:name="T2" style:family="text">
      <style:text-properties fo:letter-spacing="0.0008in" style:text-scale="105%"/>
    </style:style>
    <style:style style:name="T3" style:family="text">
      <style:text-properties fo:letter-spacing="0.0083in" style:text-scale="110%"/>
    </style:style>
    <style:style style:name="T4" style:family="text">
      <style:text-properties style:text-scale="85%"/>
    </style:style>
    <style:style style:name="T5" style:family="text">
      <style:text-properties fo:letter-spacing="0.0252in" style:text-scale="85%"/>
    </style:style>
    <style:style style:name="T6" style:family="text">
      <style:text-properties style:text-scale="105%"/>
    </style:style>
    <style:style style:name="T7" style:family="text">
      <style:text-properties fo:letter-spacing="0.0201in"/>
    </style:style>
    <style:style style:name="T8" style:family="text">
      <style:text-properties fo:letter-spacing="0.0201in" style:text-scale="105%"/>
    </style:style>
    <style:style style:name="T9" style:family="text">
      <style:text-properties fo:letter-spacing="0.022in" style:text-scale="105%"/>
    </style:style>
    <style:style style:name="T10" style:family="text">
      <style:text-properties fo:letter-spacing="0.0217in"/>
    </style:style>
    <style:style style:name="T11" style:family="text">
      <style:text-properties fo:letter-spacing="0.0217in" style:text-scale="105%"/>
    </style:style>
    <style:style style:name="T12" style:family="text">
      <style:text-properties fo:letter-spacing="0.0102in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style:text-scale="115%"/>
    </style:style>
    <style:style style:name="T15" style:family="text">
      <style:text-properties style:text-underline-style="solid" style:text-underline-width="auto" style:text-underline-color="font-color" officeooo:rsid="00072964" style:text-scale="115%"/>
    </style:style>
    <style:style style:name="T16" style:family="text">
      <style:text-properties style:text-underline-style="solid" style:text-underline-width="auto" style:text-underline-color="font-color" style:text-scale="105%"/>
    </style:style>
    <style:style style:name="T17" style:family="text">
      <style:text-properties style:text-underline-style="solid" style:text-underline-width="auto" style:text-underline-color="font-color" officeooo:rsid="0005da0d" style:text-scale="105%"/>
    </style:style>
    <style:style style:name="T18" style:family="text">
      <style:text-properties style:text-underline-style="solid" style:text-underline-width="auto" style:text-underline-color="font-color" officeooo:rsid="00072964" style:text-scale="105%"/>
    </style:style>
    <style:style style:name="T19" style:family="text">
      <style:text-properties style:text-underline-style="solid" style:text-underline-width="auto" style:text-underline-color="font-color" style:text-scale="103%"/>
    </style:style>
    <style:style style:name="T20" style:family="text">
      <style:text-properties style:text-underline-style="solid" style:text-underline-width="auto" style:text-underline-color="font-color" officeooo:rsid="00072964" style:text-scale="103%"/>
    </style:style>
    <style:style style:name="T21" style:family="text">
      <style:text-properties style:text-underline-style="solid" style:text-underline-width="auto" style:text-underline-color="font-color" style:text-scale="107%"/>
    </style:style>
    <style:style style:name="T22" style:family="text">
      <style:text-properties style:text-underline-style="solid" style:text-underline-width="auto" style:text-underline-color="font-color" officeooo:rsid="0005da0d" style:text-scale="107%"/>
    </style:style>
    <style:style style:name="T23" style:family="text">
      <style:text-properties style:text-underline-style="solid" style:text-underline-width="auto" style:text-underline-color="font-color" style:text-scale="122%"/>
    </style:style>
    <style:style style:name="T24" style:family="text">
      <style:text-properties style:text-underline-style="solid" style:text-underline-width="auto" style:text-underline-color="font-color" officeooo:rsid="0005da0d" style:text-scale="122%"/>
    </style:style>
    <style:style style:name="T25" style:family="text">
      <style:text-properties style:text-underline-style="solid" style:text-underline-width="auto" style:text-underline-color="font-color" officeooo:rsid="0005da0d"/>
    </style:style>
    <style:style style:name="T26" style:family="text">
      <style:text-properties style:text-underline-style="solid" style:text-underline-width="auto" style:text-underline-color="font-color" officeooo:rsid="00072964"/>
    </style:style>
    <style:style style:name="T27" style:family="text">
      <style:text-properties fo:letter-spacing="-0.0098in"/>
    </style:style>
    <style:style style:name="T28" style:family="text">
      <style:text-properties fo:letter-spacing="0.05in"/>
    </style:style>
    <style:style style:name="T29" style:family="text">
      <style:text-properties fo:letter-spacing="0.0146in" style:text-scale="105%"/>
    </style:style>
    <style:style style:name="T30" style:family="text">
      <style:text-properties fo:letter-spacing="0.0146in" style:text-scale="110%"/>
    </style:style>
    <style:style style:name="T31" style:family="text">
      <style:text-properties fo:letter-spacing="0.0228in"/>
    </style:style>
    <style:style style:name="T32" style:family="text">
      <style:text-properties fo:letter-spacing="0.0228in" style:text-scale="105%"/>
    </style:style>
    <style:style style:name="T33" style:family="text">
      <style:text-properties fo:letter-spacing="0.0154in" style:text-scale="105%"/>
    </style:style>
    <style:style style:name="T34" style:family="text">
      <style:text-properties fo:letter-spacing="0.0154in" style:text-scale="110%"/>
    </style:style>
    <style:style style:name="T35" style:family="text">
      <style:text-properties fo:letter-spacing="0.0091in" style:text-scale="105%"/>
    </style:style>
    <style:style style:name="T36" style:family="text">
      <style:text-properties fo:letter-spacing="0.0091in" style:text-scale="110%"/>
    </style:style>
    <style:style style:name="T37" style:family="text">
      <style:text-properties fo:letter-spacing="0.0071in" style:text-scale="105%"/>
    </style:style>
    <style:style style:name="T38" style:family="text">
      <style:text-properties fo:letter-spacing="0.0071in" style:text-scale="110%"/>
    </style:style>
    <style:style style:name="T39" style:family="text">
      <style:text-properties fo:letter-spacing="-0.0173in" style:text-scale="105%"/>
    </style:style>
    <style:style style:name="T40" style:family="text">
      <style:text-properties fo:letter-spacing="0.0161in"/>
    </style:style>
    <style:style style:name="T41" style:family="text">
      <style:text-properties fo:letter-spacing="0.0161in" style:text-scale="105%"/>
    </style:style>
    <style:style style:name="T42" style:family="text">
      <style:text-properties fo:letter-spacing="-0.0181in" style:text-scale="105%"/>
    </style:style>
    <style:style style:name="T43" style:family="text">
      <style:text-properties fo:letter-spacing="0.0173in" style:text-scale="105%"/>
    </style:style>
    <style:style style:name="T44" style:family="text">
      <style:text-properties fo:letter-spacing="0.0165in"/>
    </style:style>
    <style:style style:name="T45" style:family="text">
      <style:text-properties fo:letter-spacing="0.0165in" style:text-scale="105%"/>
    </style:style>
    <style:style style:name="T46" style:family="text">
      <style:text-properties fo:letter-spacing="0.0181in" style:text-scale="105%"/>
    </style:style>
    <style:style style:name="T47" style:family="text">
      <style:text-properties style:text-scale="110%"/>
    </style:style>
    <style:style style:name="T48" style:family="text">
      <style:text-properties fo:letter-spacing="0.0264in"/>
    </style:style>
    <style:style style:name="T49" style:family="text">
      <style:text-properties fo:letter-spacing="-0.0071in"/>
    </style:style>
    <style:style style:name="T50" style:family="text">
      <style:text-properties fo:letter-spacing="0.0339in"/>
    </style:style>
    <style:style style:name="T51" style:family="text">
      <style:text-properties fo:letter-spacing="0.0453in"/>
    </style:style>
    <style:style style:name="T52" style:family="text">
      <style:text-properties fo:letter-spacing="0.0299in"/>
    </style:style>
    <style:style style:name="T53" style:family="text">
      <style:text-properties fo:letter-spacing="0.0299in" style:text-scale="105%"/>
    </style:style>
    <style:style style:name="T54" style:family="text">
      <style:text-properties fo:letter-spacing="0.0465in"/>
    </style:style>
    <style:style style:name="T55" style:family="text">
      <style:text-properties fo:letter-spacing="0.0209in"/>
    </style:style>
    <style:style style:name="T56" style:family="text">
      <style:text-properties fo:letter-spacing="0.0272in"/>
    </style:style>
    <style:style style:name="T57" style:family="text">
      <style:text-properties fo:letter-spacing="0.0272in" style:text-scale="105%"/>
    </style:style>
    <style:style style:name="T58" style:family="text">
      <style:text-properties fo:letter-spacing="0.0236in"/>
    </style:style>
    <style:style style:name="T59" style:family="text">
      <style:text-properties fo:letter-spacing="0.0236in" style:text-scale="105%"/>
    </style:style>
    <style:style style:name="T60" style:family="text">
      <style:text-properties fo:letter-spacing="0.0366in"/>
    </style:style>
    <style:style style:name="T61" style:family="text">
      <style:text-properties fo:letter-spacing="0.0098in" style:text-scale="105%"/>
    </style:style>
    <style:style style:name="T62" style:family="text">
      <style:text-properties fo:letter-spacing="0.011in"/>
    </style:style>
    <style:style style:name="T63" style:family="text">
      <style:text-properties fo:letter-spacing="0.011in" style:text-scale="105%"/>
    </style:style>
    <style:style style:name="T64" style:family="text">
      <style:text-properties fo:letter-spacing="0.0327in"/>
    </style:style>
    <style:style style:name="T65" style:family="text">
      <style:text-properties fo:letter-spacing="-0.0161in"/>
    </style:style>
    <style:style style:name="T66" style:family="text">
      <style:text-properties fo:letter-spacing="0.0563in"/>
    </style:style>
    <style:style style:name="T67" style:family="text">
      <style:text-properties fo:letter-spacing="0.0398in"/>
    </style:style>
    <style:style style:name="T68" style:family="text">
      <style:text-properties fo:letter-spacing="-0.0299in" style:text-scale="110%"/>
    </style:style>
    <style:style style:name="T69" style:family="text">
      <style:text-properties fo:letter-spacing="0.0126in" style:text-scale="110%"/>
    </style:style>
    <style:style style:name="T70" style:family="text">
      <style:text-properties fo:letter-spacing="0.0126in" style:text-scale="105%"/>
    </style:style>
    <style:style style:name="T71" style:family="text">
      <style:text-properties fo:letter-spacing="0.0063in" style:text-scale="110%"/>
    </style:style>
    <style:style style:name="T72" style:family="text">
      <style:text-properties fo:letter-spacing="-0.0165in"/>
    </style:style>
    <style:style style:name="T73" style:family="text">
      <style:text-properties fo:letter-spacing="0.0134in" style:text-scale="105%"/>
    </style:style>
    <style:style style:name="T74" style:family="text">
      <style:text-properties fo:letter-spacing="0.0138in" style:text-scale="105%"/>
    </style:style>
    <style:style style:name="T75" style:family="text">
      <style:text-properties fo:letter-spacing="0.0189in" style:text-scale="105%"/>
    </style:style>
    <style:style style:name="T76" style:family="text">
      <style:text-properties fo:letter-spacing="0.0283in" style:text-scale="105%"/>
    </style:style>
    <style:style style:name="T77" style:family="text">
      <style:text-properties fo:letter-spacing="-0.0291in" style:text-scale="105%"/>
    </style:style>
    <style:style style:name="T78" style:family="text">
      <style:text-properties fo:letter-spacing="0.0035in" style:text-scale="105%"/>
    </style:style>
    <style:style style:name="T79" style:family="text">
      <style:text-properties fo:letter-spacing="0.0118in" style:text-scale="105%"/>
    </style:style>
    <style:style style:name="T80" style:family="text">
      <style:text-properties fo:letter-spacing="-0.0252in" style:text-scale="105%"/>
    </style:style>
    <style:style style:name="T81" style:family="text">
      <style:text-properties fo:letter-spacing="-0.0075in" style:text-scale="105%"/>
    </style:style>
    <style:style style:name="T82" style:family="text">
      <style:text-properties fo:letter-spacing="0.028in" style:text-scale="105%"/>
    </style:style>
    <style:style style:name="T83" style:family="text">
      <style:text-properties fo:letter-spacing="0.0437in"/>
    </style:style>
    <style:style style:name="T84" style:family="text">
      <style:text-properties fo:letter-spacing="-0.0063in"/>
    </style:style>
    <style:style style:name="T85" style:family="text">
      <style:text-properties fo:letter-spacing="0.0193in"/>
    </style:style>
    <style:style style:name="T86" style:family="text">
      <style:text-properties style:font-name="Liberation Serif" fo:font-size="10.5pt" style:font-size-asian="10.5pt" style:font-size-complex="10.5pt"/>
    </style:style>
    <style:style style:name="T87" style:family="text">
      <style:text-properties officeooo:rsid="0005da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4">Fill-in-the-Blank</text:span><text:span text:style-name="T5"> </text:span><text:span text:style-name="T4">Questions</text:span></text:p>
      <text:p text:style-name="P1"/>
      <text:list xml:id="list1547482614" text:style-name="WWNum1">
        <text:list-item>
          <text:p text:style-name="P2"><text:span text:style-name="T6">The</text:span><text:span text:style-name="T8"> </text:span><text:span text:style-name="T6">two</text:span><text:span text:style-name="T9"> </text:span><text:span text:style-name="T6">possible</text:span><text:span text:style-name="T11"> </text:span><text:span text:style-name="T6">values</text:span><text:span text:style-name="T11"> </text:span><text:span text:style-name="T6">for</text:span><text:span text:style-name="T11"> </text:span><text:span text:style-name="T6">a</text:span><text:span text:style-name="T8"> </text:span><text:span text:style-name="T6">relational</text:span><text:span text:style-name="T11"> </text:span><text:span text:style-name="T6">expression</text:span><text:span text:style-name="T9"> </text:span><text:span text:style-name="T6">are</text:span><text:span text:style-name="T14"> </text:span><text:span text:style-name="T15">true</text:span> <text:span text:style-name="T6">and</text:span><text:span text:style-name="T16"> </text:span><text:span text:style-name="T18">false</text:span><text:span text:style-name="T6">.</text:span></text:p>
        </text:list-item>
        <text:list-item>
          <text:p text:style-name="P2">C++<text:span text:style-name="T27"> </text:span>uses<text:span text:style-name="T28"> </text:span>the<text:span text:style-name="T13"> </text:span><text:span text:style-name="T26">&amp;&amp; </text:span><text:span text:style-name="T6">symbol</text:span><text:span text:style-name="T29"> </text:span><text:span text:style-name="T6">to</text:span><text:span text:style-name="T32"> </text:span><text:span text:style-name="T6">represent</text:span><text:span text:style-name="T33"> </text:span><text:span text:style-name="T6">the</text:span><text:span text:style-name="T35"> </text:span><text:span text:style-name="T6">AND</text:span><text:span text:style-name="T37"> </text:span><text:span text:style-name="T6">operator.</text:span></text:p>
        </text:list-item>
        <text:list-item>
          <text:p text:style-name="P2"><text:span text:style-name="T6">The</text:span><text:span text:style-name="T29"> </text:span><text:span text:style-name="T6">switch</text:span><text:span text:style-name="T39"> </text:span><text:span text:style-name="T6">statement</text:span><text:span text:style-name="T41"> </text:span><text:span text:style-name="T6">and</text:span><text:span text:style-name="T33"> </text:span><text:span text:style-name="T6">if</text:span><text:span text:style-name="T42"> </text:span><text:span text:style-name="T6">statements</text:span><text:span text:style-name="T43"> </text:span><text:span text:style-name="T6">are</text:span><text:span text:style-name="T45"> </text:span><text:span text:style-name="T6">examples</text:span><text:span text:style-name="T46"> </text:span><text:span text:style-name="T6">of</text:span><text:span text:style-name="T12"> </text:span><text:span text:style-name="T19"><text:s/></text:span><text:span text:style-name="T20">conditional</text:span> <text:span text:style-name="T47">statements.</text:span></text:p>
        </text:list-item>
        <text:list-item>
          <text:p text:style-name="P2">In<text:span text:style-name="T48"> </text:span>C++<text:span text:style-name="T49"> </text:span>is<text:span text:style-name="T50"> </text:span>the<text:span text:style-name="T51"> </text:span>meaning<text:span text:style-name="T7"> </text:span>of<text:span text:style-name="T52"> </text:span>the<text:span text:style-name="T54"> </text:span>OR<text:span text:style-name="T55"> </text:span>logical<text:span text:style-name="T56"> </text:span>operator<text:span text:style-name="T44"> </text:span>inclusive<text:span text:style-name="T58"> </text:span>or<text:span text:style-name="T60"> </text:span>exclusive? <text:span text:style-name="T25">inclusive</text:span></text:p>
        </text:list-item>
        <text:list-item>
          <text:p text:style-name="P2">C++<text:span text:style-name="T27"> </text:span>uses<text:span text:style-name="T28"> </text:span>the<text:span text:style-name="T13"> </text:span><text:span text:style-name="T25">|| </text:span><text:span text:style-name="T6">symbol</text:span><text:span text:style-name="T29"> </text:span><text:span text:style-name="T6">to</text:span><text:span text:style-name="T32"> </text:span><text:span text:style-name="T6">represent</text:span><text:span text:style-name="T33"> </text:span><text:span text:style-name="T6">the</text:span><text:span text:style-name="T61"> </text:span><text:span text:style-name="T6">OR</text:span><text:span text:style-name="T33"> </text:span><text:span text:style-name="T6">operator.</text:span></text:p>
        </text:list-item>
        <text:list-item>
          <text:p text:style-name="P2"><text:span text:style-name="T6">It is</text:span><text:span text:style-name="T2"> </text:span><text:span text:style-name="T6">good programming practice to</text:span><text:span text:style-name="T2"> </text:span><text:span text:style-name="T6">do</text:span><text:span text:style-name="T2"> </text:span><text:span text:style-name="T6">what</text:span><text:span text:style-name="T2"> </text:span><text:span text:style-name="T6">to</text:span><text:span text:style-name="T2"> </text:span><text:span text:style-name="T6">the</text:span><text:span text:style-name="T2"> </text:span><text:span text:style-name="T6">operand after</text:span><text:span text:style-name="T2"> </text:span><text:span text:style-name="T6">the</text:span><text:span text:style-name="T2"> </text:span><text:span text:style-name="T6">NOT</text:span><text:span text:style-name="T2"> </text:span><text:span text:style-name="T6">operator?</text:span><text:span text:style-name="T62"> </text:span><text:span text:style-name="T21"><text:s/>! </text:span><text:span text:style-name="T22">( operand ).</text:span></text:p>
        </text:list-item>
        <text:list-item>
          <text:p text:style-name="P2">The<text:span text:style-name="T64"> </text:span>switch<text:span text:style-name="T65"> </text:span>statement<text:span text:style-name="T40"> </text:span>uses<text:span text:style-name="T66"> </text:span>the<text:span text:style-name="T67"> </text:span>value<text:span text:style-name="T40"> </text:span>of<text:span text:style-name="T58"> </text:span>a(n)<text:span text:style-name="T13"> </text:span><text:span text:style-name="T25">integer </text:span><text:span text:style-name="T47">expression</text:span><text:span text:style-name="T68"> </text:span><text:span text:style-name="T47">to</text:span><text:span text:style-name="T69"> </text:span><text:span text:style-name="T47">determine</text:span><text:span text:style-name="T71"> </text:span><text:span text:style-name="T47">which</text:span><text:span text:style-name="T36"> </text:span><text:span text:style-name="T47">group</text:span><text:span text:style-name="T3"> </text:span><text:span text:style-name="T47">of</text:span><text:span text:style-name="T30"> </text:span><text:span text:style-name="T47">statements</text:span><text:span text:style-name="T38"> </text:span><text:span text:style-name="T47">to</text:span><text:span text:style-name="T34"> </text:span><text:span text:style-name="T47">branch</text:span><text:span text:style-name="T38"> </text:span><text:span text:style-name="T47">through.</text:span></text:p>
        </text:list-item>
        <text:list-item>
          <text:p text:style-name="P2">In<text:span text:style-name="T31"> </text:span>a<text:span text:style-name="T56"> </text:span>switch<text:span text:style-name="T72"> </text:span>statement<text:span text:style-name="T40"> </text:span>the<text:span text:style-name="T13"> </text:span><text:span text:style-name="T25">default </text:span><text:span text:style-name="T6">branch</text:span><text:span text:style-name="T73"> </text:span><text:span text:style-name="T6">is</text:span><text:span text:style-name="T59"> </text:span><text:span text:style-name="T6">followed</text:span><text:span text:style-name="T74"> </text:span><text:span text:style-name="T6">if</text:span><text:span text:style-name="T75"> </text:span><text:span text:style-name="T6">none</text:span><text:span text:style-name="T76"> </text:span><text:span text:style-name="T6">of</text:span><text:span text:style-name="T77"> </text:span><text:span text:style-name="T6">the</text:span><text:span text:style-name="T53"> </text:span><text:span text:style-name="T6">case</text:span><text:span text:style-name="T70"> </text:span><text:span text:style-name="T6">expressions</text:span><text:span text:style-name="T78"> </text:span><text:span text:style-name="T6">match</text:span><text:span text:style-name="T79"> </text:span><text:span text:style-name="T6">the</text:span><text:span text:style-name="T76"> </text:span><text:span text:style-name="T6">given</text:span><text:span text:style-name="T35"> </text:span><text:span text:style-name="T6">switch</text:span><text:span text:style-name="T80"> </text:span><text:span text:style-name="T6">expression.</text:span></text:p>
        </text:list-item>
        <text:list-item>
          <text:p text:style-name="P2"><text:span text:style-name="T6">C++</text:span><text:span text:style-name="T81"> </text:span><text:span text:style-name="T6">allows</text:span><text:span text:style-name="T11"> </text:span><text:span text:style-name="T6">the</text:span><text:span text:style-name="T46"> </text:span><text:span text:style-name="T6">programmer</text:span><text:span text:style-name="T82"> </text:span><text:span text:style-name="T6">to <text:s/>compare</text:span><text:span text:style-name="T63"> </text:span><text:span text:style-name="T6">numeric</text:span><text:span text:style-name="T1"> </text:span><text:span text:style-name="T6">values</text:span><text:span text:style-name="T57"> </text:span><text:span text:style-name="T6">using</text:span><text:span text:style-name="T23"> </text:span><text:span text:style-name="T24">==.</text:span></text:p>
        </text:list-item>
        <text:list-item>
          <text:p text:style-name="P2">The<text:span text:style-name="T83"> </text:span>C++<text:span text:style-name="T84"> </text:span>symbol<text:span text:style-name="T10"> </text:span>for<text:span text:style-name="T64"> </text:span>equality<text:span text:style-name="T85"> </text:span>is<text:span text:style-name="T13"><text:tab/></text:span><text:span text:style-name="T6">. </text:span><text:span text:style-name="T17">==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0.2299in" fo:margin-right="0in" fo:text-indent="-0.1665in" style:auto-text-indent="false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9181in" fo:margin-right="0in" fo:text-indent="0in" style:auto-text-indent="false"/>
      <style:text-properties style:font-name="Arial" fo:font-family="Arial" style:font-family-generic="roman" style:font-pitch="variable" fo:font-size="11.5pt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8.5pt" fo:language="en" fo:country="US" fo:font-style="normal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ar" style:country-complex="SA" style:font-style-complex="normal" style:font-weight-complex="normal" style:text-scale="102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1665in" fo:margin-left="0.2299in"/>
        </style:list-level-properties>
      </text:list-level-style-number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1665in" fo:margin-left="0.7472in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1665in" fo:margin-left="1.2583in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1665in" fo:margin-left="1.7701in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1665in" fo:margin-left="2.2811in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1665in" fo:margin-left="2.7929in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1665in" fo:margin-left="3.3043in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1665in" fo:margin-left="3.8161in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1665in" fo:margin-left="4.3272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20T21:54:43.480000000</meta:creation-date>
    <dc:date>2022-07-20T22:17:03.335000000</dc:date>
    <meta:editing-duration>PT2M26S</meta:editing-duration>
    <meta:editing-cycles>1</meta:editing-cycles>
    <meta:document-statistic meta:table-count="0" meta:image-count="0" meta:object-count="0" meta:page-count="1" meta:paragraph-count="11" meta:word-count="145" meta:character-count="818" meta:non-whitespace-character-count="691"/>
    <meta:generator>LibreOffice/7.3.4.2$Windows_X86_64 LibreOffice_project/728fec16bd5f605073805c3c9e7c4212a0120dc5</meta:generator>
  </office:meta>
</office:document-meta>
</file>